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Arial-BOLDMT" svg:font-family="Arial-BOLDMT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fo:background-color="#ff8a65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0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85];[.I9];[Factures.$E$1:.$E$288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85];[.I10];[Factures.$E$1:.$E$288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98" table:formula="of:=[.D9]*[.E11]" office:value-type="float" office:value="1320" calcext:value-type="float">
            <text:p>1.320,00 €</text:p>
          </table:table-cell>
          <table:table-cell table:style-name="ce98" table:formula="of:=[.D9]*[.E11]" office:value-type="float" office:value="1320" calcext:value-type="float">
            <text:p>1.32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85];[.I11];[Factures.$E$1:.$E$288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 table:number-columns-repeated="2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85];[.I12];[Factures.$E$1:.$E$288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85];[.I13];[Factures.$E$1:.$E$288])" office:value-type="float" office:value="0" calcext:value-type="float">
            <text:p>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85];[.I14];[Factures.$E$1:.$E$288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44"/>
          <table:table-cell table:style-name="ce100" table:formula="of:=SUM([.F9:.F14])" office:value-type="float" office:value="29780" calcext:value-type="float">
            <text:p>29.780,00 €</text:p>
          </table:table-cell>
          <table:table-cell table:style-name="ce100" table:formula="of:=SUM([.G9:.G14])" office:value-type="float" office:value="29908.83" calcext:value-type="float">
            <text:p>29.90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85];[.I15];[Factures.$E$1:.$E$288])" office:value-type="float" office:value="0" calcext:value-type="float">
            <text:p>0,00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85];[.I16];[Factures.$E$1:.$E$288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85];[.I17];[Factures.$E$1:.$E$288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1" office:value-type="string" calcext:value-type="string" table:number-columns-spanned="2" table:number-rows-spanned="1">
            <text:p>Pressupost</text:p>
          </table:table-cell>
          <table:covered-table-cell table:style-name="ce44"/>
          <table:table-cell table:style-name="ce20"/>
          <table:table-cell table:style-name="ce21" office:value-type="string" calcext:value-type="string" table:number-columns-spanned="2" table:number-rows-spanned="1">
            <text:p>BALANÇ REAL</text:p>
          </table:table-cell>
          <table:covered-table-cell table:style-name="ce44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85];[.I18];[Factures.$E$1:.$E$288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780" calcext:value-type="float">
            <text:p>29.780,00 €</text:p>
          </table:table-cell>
          <table:table-cell table:style-name="ce20"/>
          <table:table-cell table:style-name="ce21" office:value-type="string" calcext:value-type="string">
            <text:p>Ingresos </text:p>
          </table:table-cell>
          <table:table-cell table:style-name="ce45" table:formula="of:=[.G15]" office:value-type="float" office:value="29908.83" calcext:value-type="float">
            <text:p>29.90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21" office:value-type="string" calcext:value-type="string">
            <text:p>Despeses</text:p>
          </table:table-cell>
          <table:table-cell table:style-name="ce46" table:formula="of:=[.K20]" office:value-type="float" office:value="-17436.96" calcext:value-type="float">
            <text:p>17.436,96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GASTO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17436.96" calcext:value-type="float" table:number-columns-spanned="1" table:number-rows-spanned="2">
            <text:p>-17.437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205" calcext:value-type="currency">
            <text:p>-4.205,00 €</text:p>
          </table:table-cell>
          <table:table-cell table:style-name="ce20"/>
          <table:table-cell table:style-name="ce21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12471.87" calcext:value-type="currency">
            <text:p>12.471,87 €</text:p>
          </table:table-cell>
          <table:table-cell table:style-name="ce9"/>
          <table:covered-table-cell table:number-columns-repeated="3" table:style-name="ce44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Moviment</text:p>
          </table:table-cell>
          <table:table-cell table:style-name="ce182" office:value-type="string" calcext:value-type="string">
            <text:p>PARTIDA</text:p>
          </table:table-cell>
          <table:table-cell table:style-name="ce182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1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1" office:value-type="string" calcext:value-type="string">
            <text:p>Cuina, neteja I infraestructures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1" office:value-type="string" calcext:value-type="string">
            <text:p>Excursió a Salamanca (Autobus)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205" table:content-validation-name="val1" office:value-type="string" calcext:value-type="string">
            <text:p>Cuina, neteja I infraestructures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1" office:value-type="string" calcext:value-type="string">
            <text:p>Cuina, neteja I infraestructures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1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1" office:value-type="string" calcext:value-type="string">
            <text:p>Cuina, neteja I infraestructures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Mono&quot;" svg:font-family="'&quot;Google Sans Mono&quot;'"/>
    <style:font-face style:name="Arial" svg:font-family="Arial"/>
    <style:font-face style:name="Arial-BOLDMT" svg:font-family="Arial-BOLDMT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0:18:53.718826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  <dc:date>2024-05-01T10:39:34.377434933</dc:date>
    <meta:editing-duration>PT1H13M19S</meta:editing-duration>
    <meta:editing-cycles>14</meta:editing-cycles>
    <meta:document-statistic meta:table-count="2" meta:cell-count="531" meta:object-count="0"/>
  </office:meta>
</office:document-meta>
</file>